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Compressed Heavy" svg:font-family="'Fira Sans Compressed Heavy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6.6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6.6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6.645cm"/>
    </style:style>
    <style:style style:name="gr4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gr5" style:family="graphic" style:parent-style-name="standard">
      <style:graphic-properties draw:textarea-horizontal-align="justify" draw:textarea-vertical-align="middle" draw:auto-grow-height="false" fo:min-height="0.199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1cm" fo:min-width="13.4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color="#d4ea6b" loext:opacity="100%" style:font-name="Fira Sans Compressed Heavy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d4ea6b" loext:opacity="100%" style:font-name="Fira Sans Compressed Heavy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6cm" svg:height="10.795cm" svg:x="2.27cm" svg:y="14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1.27cm" svg:x="2.271cm" svg:y="14.652cm">
          <text:p text:style-name="P2">Anywhere Fitn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45cm" svg:height="0.635cm" svg:x="2.271cm" svg:y="24.8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7cm" svg:x="2.589cm" svg:y="16.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4" draw:layer="layout" svg:width="0.635cm" svg:height="0.635cm" svg:x="3.858cm" svg:y="16.24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97cm" svg:height="6.35cm" svg:x="3.858cm" svg:y="18.462cm">
          <text:p text:style-name="P2">List of my classes with</text:p>
          <text:p text:style-name="P2">Options to edit or delete</text:p>
          <text:p text:style-name="P2"/>
          <text:p text:style-name="P2">Class detail should include</text:p>
          <text:p text:style-name="P2">List of students with option to</text:p>
          <text:p text:style-name="P2">Add punch to “punch card”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7.193cm" svg:y="16.24cm">
          <text:p text:style-name="P5"><text:span text:style-name="T2">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0.526cm" svg:y="16.24cm">
          <text:p text:style-name="P5"><text:span text:style-name="T2">New Clas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2.748cm" svg:y="16.24cm">
          <text:p text:style-name="P5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4.971cm" svg:y="16.24cm">
          <text:p text:style-name="P5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46cm" svg:height="10.795cm" svg:x="2.27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1.27cm" svg:x="2.271cm" svg:y="2.587cm">
          <text:p text:style-name="P2">Anywhere Fitn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45cm" svg:height="0.635cm" svg:x="2.271cm" svg:y="12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7cm" svg:x="2.589cm" svg:y="4.1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4" draw:layer="layout" svg:width="0.635cm" svg:height="0.635cm" svg:x="3.858cm" svg:y="4.175cm">
          <text:p text:style-name="P4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97cm" svg:height="6.35cm" svg:x="3.858cm" svg:y="6.397cm">
          <text:p text:style-name="P2">List of classes student is<text:line-break/>registered for with option to<text:line-break/>drop a class (unregister)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7.193cm" svg:y="4.175cm">
          <text:p text:style-name="P5"><text:span text:style-name="T2">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0.526cm" svg:y="4.175cm">
          <text:p text:style-name="P5"><text:span text:style-name="T2">Brows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2.748cm" svg:y="4.175cm">
          <text:p text:style-name="P5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14.971cm" svg:y="4.175cm">
          <text:p text:style-name="P5"><text:span text:style-name="T2">Contact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317cm" svg:y1="1.317cm" svg:x2="4.175cm" svg:y2="4.492cm">
          <text:p text:style-name="P3">Punches</text:p>
        </draw:line>
        <draw:line draw:style-name="gr9" draw:text-style-name="P6" draw:layer="layout" svg:x1="1cm" svg:y1="12.112cm" svg:x2="4.175cm" svg:y2="16.557cm">
          <text:p text:style-name="P3">Classes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Compressed Heavy" svg:font-family="'Fira Sans Compressed Heavy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20:08:00.064593314</meta:creation-date>
    <dc:date>2021-10-19T20:56:14.916772697</dc:date>
    <meta:editing-duration>PT24M27S</meta:editing-duration>
    <meta:editing-cycles>3</meta:editing-cycles>
    <meta:generator>LibreOffice/7.1.6.2.0$Linux_X86_64 LibreOffice_project/10$Build-2</meta:generator>
    <meta:document-statistic meta:object-count="22"/>
  </office:meta>
</office:document-meta>
</file>